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rsid="034ac030" officeooo:paragraph-rsid="03a8dbbe"/>
    </style:style>
    <style:style style:name="P4" style:family="paragraph" style:parent-style-name="Text_20_body">
      <style:text-properties officeooo:rsid="03a8dbbe" officeooo:paragraph-rsid="03a8dbbe"/>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1edcf44"/>
    </style:style>
    <style:style style:name="P33" style:family="paragraph" style:parent-style-name="Text_20_body">
      <style:text-properties officeooo:rsid="0036a586" officeooo:paragraph-rsid="0176446b"/>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Illustration_20_Index_20_1">
      <style:paragraph-properties>
        <style:tab-stops>
          <style:tab-stop style:position="17.013cm" style:type="right" style:leader-style="dotted" style:leader-text="."/>
        </style:tab-stops>
      </style:paragraph-properties>
    </style:style>
    <style:style style:name="P39" style:family="paragraph" style:parent-style-name="Standard">
      <style:text-properties officeooo:rsid="000b5804" officeooo:paragraph-rsid="003596f7"/>
    </style:style>
    <style:style style:name="P40" style:family="paragraph" style:parent-style-name="Standard" style:master-page-name="First_20_Page">
      <style:paragraph-properties style:page-number="auto"/>
      <style:text-properties officeooo:rsid="038405db" officeooo:paragraph-rsid="038405db"/>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1" style:master-page-name="Standard">
      <style:paragraph-properties style:page-number="1"/>
      <style:text-properties officeooo:rsid="003596f7" officeooo:paragraph-rsid="003596f7"/>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 officeooo:rsid="02cda2b6" officeooo:paragraph-rsid="02cda2b6"/>
    </style:style>
    <style:style style:name="P48" style:family="paragraph" style:parent-style-name="Heading_20_2">
      <style:text-properties style:font-name="Times New Roman" officeooo:rsid="02c07c14" officeooo:paragraph-rsid="02c07c14"/>
    </style:style>
    <style:style style:name="P49" style:family="paragraph" style:parent-style-name="Heading_20_2">
      <style:text-properties officeooo:rsid="0036a586" officeooo:paragraph-rsid="0176446b"/>
    </style:style>
    <style:style style:name="P50" style:family="paragraph" style:parent-style-name="Heading_20_2" style:list-style-name=""/>
    <style:style style:name="P51" style:family="paragraph" style:parent-style-name="Heading_20_2">
      <style:text-properties officeooo:paragraph-rsid="03c3d311"/>
    </style:style>
    <style:style style:name="P52" style:family="paragraph" style:parent-style-name="Heading_20_2">
      <style:paragraph-properties fo:break-before="page"/>
    </style:style>
    <style:style style:name="P53" style:family="paragraph" style:parent-style-name="Heading">
      <style:paragraph-properties fo:text-align="center" style:justify-single-word="false"/>
      <style:text-properties fo:font-weight="bold" style:font-weight-asian="bold" style:font-weight-complex="bold"/>
    </style:style>
    <style:style style:name="P54" style:family="paragraph" style:parent-style-name="Index" style:master-page-name="Index">
      <style:paragraph-properties fo:text-align="start" style:justify-single-word="false" style:page-number="auto"/>
      <style:text-properties officeooo:paragraph-rsid="0002d659"/>
    </style:style>
    <style:style style:name="P55" style:family="paragraph" style:parent-style-name="Text_20_body">
      <style:text-properties officeooo:rsid="034ac030" officeooo:paragraph-rsid="03a8dbbe"/>
    </style:style>
    <style:style style:name="P56" style:family="paragraph" style:parent-style-name="Text_20_body">
      <style:text-properties style:font-name="Times New Roman" officeooo:rsid="02c07c14"/>
    </style:style>
    <style:style style:name="P57" style:family="paragraph" style:parent-style-name="Text_20_body" style:list-style-name="L1">
      <style:text-properties style:font-name="Times New Roman" officeooo:rsid="02c07c14" officeooo:paragraph-rsid="02c07c14"/>
    </style:style>
    <style:style style:name="P58" style:family="paragraph" style:parent-style-name="Text_20_body" style:list-style-name="L1">
      <style:text-properties style:font-name="Times New Roman" officeooo:rsid="02c07c14" officeooo:paragraph-rsid="02d79272"/>
    </style:style>
    <style:style style:name="P59" style:family="paragraph" style:parent-style-name="Text_20_body" style:list-style-name="L1">
      <style:text-properties style:font-name="Times New Roman" officeooo:rsid="02c694e2" officeooo:paragraph-rsid="02c694e2"/>
    </style:style>
    <style:style style:name="P60" style:family="paragraph" style:parent-style-name="Text_20_body" style:list-style-name="L2">
      <style:text-properties style:font-name="Times New Roman" officeooo:rsid="02c25302" officeooo:paragraph-rsid="02c25302"/>
    </style:style>
    <style:style style:name="P61" style:family="paragraph" style:parent-style-name="Text_20_body" style:list-style-name="L5">
      <style:text-properties style:font-name="Times New Roman" officeooo:rsid="016f9575" officeooo:paragraph-rsid="030b3fb7"/>
    </style:style>
    <style:style style:name="P62" style:family="paragraph" style:parent-style-name="Text_20_body" style:list-style-name="L5">
      <style:text-properties style:font-name="Times New Roman" officeooo:rsid="016f9575" officeooo:paragraph-rsid="016f9575"/>
    </style:style>
    <style:style style:name="P63" style:family="paragraph" style:parent-style-name="Text_20_body" style:list-style-name="L5">
      <style:text-properties style:font-name="Times New Roman" officeooo:rsid="016f9575" officeooo:paragraph-rsid="032ec10b"/>
    </style:style>
    <style:style style:name="P64" style:family="paragraph" style:parent-style-name="Text_20_body" style:list-style-name="L6">
      <style:text-properties style:font-name="Times New Roman"/>
    </style:style>
    <style:style style:name="P65" style:family="paragraph" style:parent-style-name="Text_20_body">
      <style:paragraph-properties fo:text-align="start" style:justify-single-word="false"/>
      <style:text-properties style:font-name="Times New Roman" officeooo:rsid="02cda2b6" officeooo:paragraph-rsid="02cda2b6"/>
    </style:style>
    <style:style style:name="P66" style:family="paragraph" style:parent-style-name="Text_20_body" style:list-style-name="L3">
      <style:text-properties officeooo:rsid="02d35e24" officeooo:paragraph-rsid="02d35e24"/>
    </style:style>
    <style:style style:name="P67" style:family="paragraph" style:parent-style-name="Text_20_body" style:list-style-name="L4">
      <style:text-properties fo:font-weight="normal" officeooo:rsid="02c7223e" officeooo:paragraph-rsid="02c7223e" style:font-weight-asian="normal" style:font-weight-complex="normal"/>
    </style:style>
    <style:style style:name="P68" style:family="paragraph" style:parent-style-name="Text_20_body" style:list-style-name="L6">
      <style:text-properties officeooo:rsid="016f9575" officeooo:paragraph-rsid="017e1ebe"/>
    </style:style>
    <style:style style:name="P69" style:family="paragraph" style:parent-style-name="Text_20_body" style:list-style-name="L6">
      <style:text-properties officeooo:rsid="016f9575" officeooo:paragraph-rsid="018eb969"/>
    </style:style>
    <style:style style:name="P70" style:family="paragraph" style:parent-style-name="Text_20_body" style:list-style-name="L6">
      <style:text-properties officeooo:rsid="017e1ebe" officeooo:paragraph-rsid="018eb969"/>
    </style:style>
    <style:style style:name="P71" style:family="paragraph" style:parent-style-name="Text_20_body" style:list-style-name="L6">
      <style:text-properties officeooo:rsid="01826807" officeooo:paragraph-rsid="01826807"/>
    </style:style>
    <style:style style:name="P72" style:family="paragraph" style:parent-style-name="Text_20_body" style:list-style-name="L6">
      <style:text-properties officeooo:rsid="017f737c" officeooo:paragraph-rsid="017f737c"/>
    </style:style>
    <style:style style:name="P73" style:family="paragraph" style:parent-style-name="Text_20_body" style:list-style-name="L6">
      <style:text-properties officeooo:rsid="017ff7c0" officeooo:paragraph-rsid="017ff7c0"/>
    </style:style>
    <style:style style:name="P74" style:family="paragraph" style:parent-style-name="Text_20_body">
      <style:text-properties officeooo:rsid="03a8dbbe" officeooo:paragraph-rsid="03a8dbbe"/>
    </style:style>
    <style:style style:name="P75" style:family="paragraph" style:parent-style-name="Text_20_body" style:list-style-name="L13">
      <style:text-properties officeooo:rsid="03a8dbbe" officeooo:paragraph-rsid="03a8dbbe"/>
    </style:style>
    <style:style style:name="P76" style:family="paragraph" style:parent-style-name="Text_20_body">
      <style:text-properties officeooo:rsid="02c6c633" officeooo:paragraph-rsid="02c6c633"/>
    </style:style>
    <style:style style:name="P77" style:family="paragraph" style:parent-style-name="Text_20_body">
      <style:text-properties officeooo:rsid="02d0c423" officeooo:paragraph-rsid="02d0c423"/>
    </style:style>
    <style:style style:name="P78" style:family="paragraph" style:parent-style-name="Text_20_body">
      <style:text-properties officeooo:rsid="02d5c322" officeooo:paragraph-rsid="02d5c322"/>
    </style:style>
    <style:style style:name="P79" style:family="paragraph" style:parent-style-name="Text_20_body">
      <style:text-properties officeooo:rsid="02d802d1" officeooo:paragraph-rsid="02d802d1"/>
    </style:style>
    <style:style style:name="P80" style:family="paragraph" style:parent-style-name="Text_20_body">
      <style:text-properties fo:font-weight="bold" officeooo:rsid="02d802d1" officeooo:paragraph-rsid="02d802d1" style:font-weight-asian="bold" style:font-weight-complex="bold"/>
    </style:style>
    <style:style style:name="P81" style:family="paragraph" style:parent-style-name="Text_20_body">
      <style:text-properties officeooo:rsid="02dc17bd" officeooo:paragraph-rsid="02dc17bd"/>
    </style:style>
    <style:style style:name="P82" style:family="paragraph" style:parent-style-name="Text_20_body" style:list-style-name="L7">
      <style:text-properties officeooo:rsid="03a72f27" officeooo:paragraph-rsid="03a72f27"/>
    </style:style>
    <style:style style:name="P83" style:family="paragraph" style:parent-style-name="Text_20_body" style:list-style-name="L8">
      <style:text-properties officeooo:rsid="03a72f27" officeooo:paragraph-rsid="03a72f27"/>
    </style:style>
    <style:style style:name="P84" style:family="paragraph" style:parent-style-name="Text_20_body" style:list-style-name="L8">
      <style:text-properties officeooo:rsid="03a72f27" officeooo:paragraph-rsid="03b96e07"/>
    </style:style>
    <style:style style:name="P85" style:family="paragraph" style:parent-style-name="Text_20_body" style:list-style-name="L8">
      <style:text-properties officeooo:rsid="03a72f27" officeooo:paragraph-rsid="03b9ab8a"/>
    </style:style>
    <style:style style:name="P86" style:family="paragraph" style:parent-style-name="Text_20_body" style:list-style-name="L9">
      <style:text-properties officeooo:paragraph-rsid="03a72f27"/>
    </style:style>
    <style:style style:name="P87" style:family="paragraph" style:parent-style-name="Text_20_body" style:list-style-name=""/>
    <style:style style:name="P88" style:family="paragraph" style:parent-style-name="Text_20_body" style:list-style-name="L7"/>
    <style:style style:name="P89" style:family="paragraph" style:parent-style-name="Text_20_body" style:list-style-name="L7"/>
    <style:style style:name="P90" style:family="paragraph" style:parent-style-name="Text_20_body" style:list-style-name="L7">
      <style:text-properties officeooo:paragraph-rsid="03c1212e"/>
    </style:style>
    <style:style style:name="P91" style:family="paragraph" style:parent-style-name="Text_20_body">
      <style:text-properties officeooo:paragraph-rsid="031e5fb3"/>
    </style:style>
    <style:style style:name="P92" style:family="paragraph" style:parent-style-name="Text_20_body" style:list-style-name="L8">
      <style:text-properties officeooo:paragraph-rsid="03c3d311"/>
    </style:style>
    <style:style style:name="P93" style:family="paragraph" style:parent-style-name="Text_20_body" style:list-style-name="L10">
      <style:text-properties officeooo:paragraph-rsid="03a72f27"/>
    </style:style>
    <style:style style:name="P94" style:family="paragraph" style:parent-style-name="Text_20_body" style:list-style-name="L10">
      <style:text-properties officeooo:paragraph-rsid="03c3071b"/>
    </style:style>
    <style:style style:name="P95" style:family="paragraph" style:parent-style-name="Text_20_body" style:list-style-name="L11">
      <style:text-properties officeooo:paragraph-rsid="03a72f27"/>
    </style:style>
    <style:style style:name="P96" style:family="paragraph" style:parent-style-name="Text_20_body" style:list-style-name="L9">
      <style:paragraph-properties fo:text-align="justify" style:justify-single-word="false"/>
      <style:text-properties officeooo:paragraph-rsid="03a72f27"/>
    </style:style>
    <style:style style:name="P97" style:family="paragraph" style:parent-style-name="Text_20_body" style:list-style-name="L7">
      <style:paragraph-properties fo:break-before="page"/>
    </style:style>
    <style:style style:name="P98" style:family="paragraph" style:list-style-name="L12"/>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72f27"/>
    </style:style>
    <style:style style:name="T29" style:family="text">
      <style:text-properties style:font-name="Times New Roman" officeooo:rsid="03af387d"/>
    </style:style>
    <style:style style:name="T30" style:family="text">
      <style:text-properties style:font-name="Times New Roman" officeooo:rsid="03b152bd"/>
    </style:style>
    <style:style style:name="T31" style:family="text">
      <style:text-properties style:font-name="Times New Roman" officeooo:rsid="03b2e160"/>
    </style:style>
    <style:style style:name="T32" style:family="text">
      <style:text-properties style:font-name="Times New Roman" officeooo:rsid="03b3dfb4"/>
    </style:style>
    <style:style style:name="T33" style:family="text">
      <style:text-properties style:font-name="Times New Roman" officeooo:rsid="03c0185f"/>
    </style:style>
    <style:style style:name="T34" style:family="text">
      <style:text-properties style:font-name="Times New Roman" officeooo:rsid="03c265d9"/>
    </style:style>
    <style:style style:name="T35" style:family="text">
      <style:text-properties officeooo:rsid="02dbc0da"/>
    </style:style>
    <style:style style:name="T36" style:family="text">
      <style:text-properties officeooo:rsid="0173b40b"/>
    </style:style>
    <style:style style:name="T37" style:family="text">
      <style:text-properties officeooo:rsid="017e1ebe"/>
    </style:style>
    <style:style style:name="T38" style:family="text">
      <style:text-properties officeooo:rsid="0184022c"/>
    </style:style>
    <style:style style:name="T39" style:family="text">
      <style:text-properties officeooo:rsid="037128f7"/>
    </style:style>
    <style:style style:name="T40" style:family="text">
      <style:text-properties style:font-name="Liberation Sans" fo:font-size="14pt" officeooo:rsid="01fa7f0f" style:font-name-asian="Microsoft YaHei" style:font-size-asian="14pt" style:font-name-complex="Mangal" style:font-size-complex="14pt"/>
    </style:style>
    <style:style style:name="T41" style:family="text">
      <style:text-properties style:font-name="Liberation Sans" fo:font-size="14pt" officeooo:rsid="03aeb309" style:font-name-asian="Microsoft YaHei" style:font-size-asian="14pt" style:font-name-complex="Mangal" style:font-size-complex="14pt"/>
    </style:style>
    <style:style style:name="T42" style:family="text">
      <style:text-properties officeooo:rsid="03bcaec9"/>
    </style:style>
    <style:style style:name="T43" style:family="text">
      <style:text-properties officeooo:rsid="03c223e9"/>
    </style:style>
    <style:style style:name="T44" style:family="text">
      <style:text-properties style:font-name="Consolas"/>
    </style:style>
    <style:style style:name="T45" style:family="text">
      <style:text-properties style:font-name="Consolas" fo:font-size="8.5pt" style:font-size-asian="8.5pt" style:font-size-complex="8.5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74368" text:id="ct109874368">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874592" text:id="ct109874592">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874816" text:id="ct109874816">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875040" text:id="ct109875040">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875264" text:id="ct109875264">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875488" text:id="ct109875488">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875712" text:id="ct109875712">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875936" text:id="ct109875936">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876160" text:id="ct109876160">
          <text:deletion>
            <office:change-info>
              <dc:creator>Unbekannter Autor</dc:creator>
              <dc:date>2017-11-13T22:22:34</dc:date>
            </office:change-info>
            <text:p text:style-name="Illustration"><text:span text:style-name="T1"><text:s/></text:span></text:p>
          </text:deletion>
        </text:changed-region>
        <text:changed-region xml:id="ct109876384" text:id="ct109876384">
          <text:deletion>
            <office:change-info>
              <dc:creator>Unbekannter Autor</dc:creator>
              <dc:date>2017-06-11T21:35:00</dc:date>
            </office:change-info>
            <text:p text:style-name="Illustration"><text:span text:style-name="T1"><text:line-break/>Abbildung</text:span></text:p>
          </text:deletion>
        </text:changed-region>
        <text:changed-region xml:id="ct109876608" text:id="ct109876608">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876832" text:id="ct109876832">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877056" text:id="ct109877056">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10512720" text:id="ct110512720">
          <text:deletion>
            <office:change-info>
              <dc:creator>Unbekannter Autor</dc:creator>
              <dc:date>2017-06-15T18:31:00</dc:date>
            </office:change-info>
            <text:p text:style-name="P1"><text:span text:style-name="T2">3</text:span></text:p>
          </text:deletion>
        </text:changed-region>
        <text:changed-region xml:id="ct110512496" text:id="ct110512496">
          <text:deletion>
            <office:change-info>
              <dc:creator>Unbekannter Autor</dc:creator>
              <dc:date>2017-11-13T22:24:28</dc:date>
            </office:change-info>
            <text:p text:style-name="P1"><text:span text:style-name="T2">2017.</text:span></text:p>
          </text:deletion>
        </text:changed-region>
        <text:changed-region xml:id="ct110512944" text:id="ct110512944">
          <text:insertion>
            <office:change-info>
              <dc:creator>Unbekannter Autor</dc:creator>
              <dc:date>2017-11-13T22:24:28</dc:date>
            </office:change-info>
          </text:insertion>
        </text:changed-region>
        <text:changed-region xml:id="ct110514512" text:id="ct110514512">
          <text:deletion>
            <office:change-info>
              <dc:creator>Unbekannter Autor</dc:creator>
              <dc:date>2017-06-15T18:31:00</dc:date>
            </office:change-info>
            <text:p text:style-name="P2"><text:span text:style-name="T3">3</text:span></text:p>
          </text:deletion>
        </text:changed-region>
        <text:changed-region xml:id="ct110514288" text:id="ct110514288">
          <text:deletion>
            <office:change-info>
              <dc:creator>Unbekannter Autor</dc:creator>
              <dc:date>2017-11-13T22:24:28</dc:date>
            </office:change-info>
            <text:p text:style-name="P2"><text:span text:style-name="T3">2017.</text:span></text:p>
          </text:deletion>
        </text:changed-region>
        <text:changed-region xml:id="ct110514736" text:id="ct110514736">
          <text:insertion>
            <office:change-info>
              <dc:creator>Unbekannter Autor</dc:creator>
              <dc:date>2017-11-13T22:24:28</dc:date>
            </office:change-info>
          </text:insertion>
        </text:changed-region>
        <text:changed-region xml:id="ct110515184" text:id="ct110515184">
          <text:deletion>
            <office:change-info>
              <dc:creator>Unbekannter Autor</dc:creator>
              <dc:date>2017-06-11T21:15:00</dc:date>
            </office:change-info>
            <text:h text:style-name="Heading_20_1" text:outline-level="1"/>
            <text:h text:style-name="Heading_20_1" text:outline-level="1"/>
          </text:deletion>
        </text:changed-region>
        <text:changed-region xml:id="ct110515408" text:id="ct110515408">
          <text:insertion>
            <office:change-info>
              <dc:creator>Unbekannter Autor</dc:creator>
              <dc:date>2017-11-13T22:24:42</dc:date>
            </office:change-info>
          </text:insertion>
        </text:changed-region>
        <text:changed-region xml:id="ct110515632" text:id="ct110515632">
          <text:insertion>
            <office:change-info>
              <dc:creator>Unbekannter Autor</dc:creator>
              <dc:date>2017-05-28T23:22:00</dc:date>
            </office:change-info>
          </text:insertion>
        </text:changed-region>
        <text:changed-region xml:id="ct317404880" text:id="ct317404880">
          <text:insertion>
            <office:change-info>
              <dc:creator>Unbekannter Autor</dc:creator>
              <dc:date>2017-05-28T23:22:00</dc:date>
            </office:change-info>
          </text:insertion>
        </text:changed-region>
        <text:changed-region xml:id="ct110515856" text:id="ct110515856">
          <text:insertion>
            <office:change-info>
              <dc:creator>Unbekannter Autor</dc:creator>
              <dc:date>2017-05-28T23:22:00</dc:date>
            </office:change-info>
          </text:insertion>
        </text:changed-region>
        <text:changed-region xml:id="ct110516304" text:id="ct110516304">
          <text:insertion>
            <office:change-info>
              <dc:creator>Unbekannter Autor</dc:creator>
              <dc:date>2017-05-28T23:22:00</dc:date>
            </office:change-info>
          </text:insertion>
        </text:changed-region>
        <text:changed-region xml:id="ct110516528" text:id="ct110516528">
          <text:insertion>
            <office:change-info>
              <dc:creator>Unbekannter Autor</dc:creator>
              <dc:date>2017-08-26T11:44:10</dc:date>
            </office:change-info>
          </text:insertion>
        </text:changed-region>
        <text:changed-region xml:id="ct110516752" text:id="ct110516752">
          <text:insertion>
            <office:change-info>
              <dc:creator>Unbekannter Autor</dc:creator>
              <dc:date>2017-07-16T13:04:10</dc:date>
            </office:change-info>
          </text:insertion>
        </text:changed-region>
        <text:changed-region xml:id="ct110516976" text:id="ct110516976">
          <text:insertion>
            <office:change-info>
              <dc:creator>Unbekannter Autor</dc:creator>
              <dc:date>2017-11-13T22:23:35</dc:date>
            </office:change-info>
          </text:insertion>
        </text:changed-region>
        <text:changed-region xml:id="ct110517200" text:id="ct110517200">
          <text:insertion>
            <office:change-info>
              <dc:creator>Unbekannter Autor</dc:creator>
              <dc:date>2017-06-11T21:07:00</dc:date>
            </office:change-info>
          </text:insertion>
        </text:changed-region>
        <text:changed-region xml:id="ct109880416" text:id="ct109880416">
          <text:deletion>
            <office:change-info>
              <dc:creator>Unbekannter Autor</dc:creator>
              <dc:date>2017-11-13T22:18:48</dc:date>
            </office:change-info>
            <text:p text:style-name="P3">"Gruppe" in der Benutzerliste verlinkt auf "Gruppe bearbeiten"</text:p>
            <text:p text:style-name="P4"><text:span text:style-name="T4">Die Spalte Gruppe in der Benutzerliste verlinkt nun auf die „Bearbeiten“ Ansicht der Gruppe.</text:span></text:p>
          </text:deletion>
        </text:changed-region>
        <text:changed-region xml:id="ct110517424" text:id="ct110517424">
          <text:deletion>
            <office:change-info>
              <dc:creator>Unbekannter Autor</dc:creator>
              <dc:date>2017-11-13T22:20:43</dc:date>
            </office:change-info>
            <text:p text:style-name="P4"><text:span text:style-name="T4">Bei fehlenden Sprachdateien erfolgt ein Fallback auf Englisch</text:span></text:p>
            <text:p text:style-name="P3">Wenn UliCMS, ein Modul oder ein Design keine Sprachdatei für die ausgewählte Sprache enthält, wird stattdessen die Englische Sprachdatei geladen.</text:p>
            <text:p text:style-name="P4"/>
          </text:deletion>
        </text:changed-region>
        <text:changed-region xml:id="ct109880192" text:id="ct109880192">
          <text:insertion>
            <office:change-info>
              <dc:creator>Unbekannter Autor</dc:creator>
              <dc:date>2017-07-15T10:23:03</dc:date>
            </office:change-info>
          </text:insertion>
        </text:changed-region>
        <text:changed-region xml:id="ct109879072" text:id="ct109879072">
          <text:deletion>
            <office:change-info>
              <dc:creator>Unbekannter Autor</dc:creator>
              <dc:date>2017-05-28T23:20:00</dc:date>
            </office:change-info>
            <text:h text:style-name="P5" text:outline-level="1"/>
            <text:list xml:id="list64280265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0677118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8149196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0779138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879296" text:id="ct109879296">
          <text:deletion>
            <office:change-info>
              <dc:creator>Unbekannter Autor</dc:creator>
              <dc:date>2017-04-18T21:57:00</dc:date>
            </office:change-info>
            <text:h text:style-name="Heading_20_1" text:outline-level="1"/>
            <text:h text:style-name="Heading_20_1" text:outline-level="1"/>
          </text:deletion>
        </text:changed-region>
        <text:changed-region xml:id="ct109879520" text:id="ct109879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1"/></text:p>
          </text:deletion>
        </text:changed-region>
        <text:changed-region xml:id="ct109879744" text:id="ct109879744">
          <text:deletion>
            <office:change-info>
              <dc:creator>Unbekannter Autor</dc:creator>
              <dc:date>2017-04-18T21:49:00</dc:date>
            </office:change-info>
            <text:p text:style-name="Text_20_body"/>
            <text:p text:style-name="Text_20_body"/>
          </text:deletion>
        </text:changed-region>
        <text:changed-region xml:id="ct109879968" text:id="ct109879968">
          <text:deletion>
            <office:change-info>
              <dc:creator>Unbekannter Autor</dc:creator>
              <dc:date>2017-05-28T23:21:00</dc:date>
            </office:change-info>
            <text:p text:style-name="Text_20_body">D</text:p>
          </text:deletion>
        </text:changed-region>
        <text:changed-region xml:id="ct109878848" text:id="ct109878848">
          <text:insertion>
            <office:change-info>
              <dc:creator>Unbekannter Autor</dc:creator>
              <dc:date>2017-05-28T23:21:00</dc:date>
            </office:change-info>
          </text:insertion>
        </text:changed-region>
        <text:changed-region xml:id="ct109878624" text:id="ct109878624">
          <text:insertion>
            <office:change-info>
              <dc:creator>Unbekannter Autor</dc:creator>
              <dc:date>2017-06-11T21:36:00</dc:date>
            </office:change-info>
          </text:insertion>
        </text:changed-region>
        <text:changed-region xml:id="ct109878400" text:id="ct1098784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5" draw:name="Bild1" text:anchor-type="paragraph" svg:width="17cm" svg:height="3.507cm" draw:z-index="14"><draw:image xlink:href="Pictures/10000201000002D700000096977E1755E72C248B.png" xlink:type="simple" xlink:show="embed" xlink:actuate="onLoad" loext:mime-type="image/png"/></draw:frame></text:p>
      <text:p text:style-name="P1">Neue Features in UliCMS <text:change text:change-id="ct110512720"/><text:change text:change-id="ct110512496"/><text:change-start text:change-id="ct110512944"/><text:span text:style-name="T40">2018.</text:span><text:change-end text:change-id="ct110512944"/><text:span text:style-name="T41">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
      <text:p text:style-name="P34"/>
      <text:p text:style-name="P35"><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_Toc467_918909501" text:style-name="Index_20_Link" text:visited-style-name="Index_20_Link">Über dieses Dokument<text:tab/>1</text:a></text:p>
          <text:p text:style-name="P37"><text:a xlink:type="simple" xlink:href="#__RefHeading___Toc481_1318882124" text:style-name="Index_20_Link" text:visited-style-name="Index_20_Link">Zielgruppe<text:tab/>1</text:a></text:p>
          <text:p text:style-name="P36"><text:a xlink:type="simple" xlink:href="#__RefHeading___Toc447_1318882124" text:style-name="Index_20_Link" text:visited-style-name="Index_20_Link">Was ist UliCMS?<text:tab/>1</text:a></text:p>
          <text:p text:style-name="P36"><text:a xlink:type="simple" xlink:href="#__RefHeading___Toc3344_1558993862" text:style-name="Index_20_Link" text:visited-style-name="Index_20_Link">Zusammenfassung der Änderungen<text:tab/>1</text:a></text:p>
          <text:p text:style-name="P37"><text:a xlink:type="simple" xlink:href="#__RefHeading___Toc552_1489461170" text:style-name="Index_20_Link" text:visited-style-name="Index_20_Link">Neue Features<text:tab/>1</text:a></text:p>
          <text:p text:style-name="P37"><text:a xlink:type="simple" xlink:href="#__RefHeading___Toc2178_1638517198" text:style-name="Index_20_Link" text:visited-style-name="Index_20_Link">Neue API-Funktionen<text:tab/>1</text:a></text:p>
          <text:p text:style-name="P37"><text:a xlink:type="simple" xlink:href="#__RefHeading___Toc2397_1094775285" text:style-name="Index_20_Link" text:visited-style-name="Index_20_Link">Neue Hooks<text:tab/>1</text:a></text:p>
          <text:p text:style-name="P37"><text:a xlink:type="simple" xlink:href="#__RefHeading___Toc2479_3645197286" text:style-name="Index_20_Link" text:visited-style-name="Index_20_Link">Neue Filter<text:tab/>1</text:a></text:p>
          <text:p text:style-name="P37"><text:a xlink:type="simple" xlink:href="#__RefHeading___Toc1889_2572858981" text:style-name="Index_20_Link" text:visited-style-name="Index_20_Link">Sonstige Änderungen<text:tab/>1</text:a></text:p>
          <text:p text:style-name="P37"><text:a xlink:type="simple" xlink:href="#__RefHeading___Toc2747_260329749" text:style-name="Index_20_Link" text:visited-style-name="Index_20_Link">Bugfixes<text:tab/>1</text:a></text:p>
          <text:p text:style-name="P37"><text:a xlink:type="simple" xlink:href="#__RefHeading___Toc4659_3330299324" text:style-name="Index_20_Link" text:visited-style-name="Index_20_Link">Entfernte Features<text:tab/>1</text:a></text:p>
          <text:p text:style-name="P37"><text:a xlink:type="simple" xlink:href="#__RefHeading___Toc4661_3330299324" text:style-name="Index_20_Link" text:visited-style-name="Index_20_Link">Detailbeschreibung der neuen Features<text:tab/>1</text:a></text:p>
          <text:p text:style-name="P36"><text:a xlink:type="simple" xlink:href="#__RefHeading___Toc4663_3330299324" text:style-name="Index_20_Link" text:visited-style-name="Index_20_Link">Durchführung der Installation<text:tab/>2</text:a></text:p>
          <text:p text:style-name="P36"><text:a xlink:type="simple" xlink:href="#__RefHeading___Toc6932_1558993862" text:style-name="Index_20_Link" text:visited-style-name="Index_20_Link">Durchführung eines Upgrades<text:tab/>2</text:a></text:p>
          <text:p text:style-name="P36"><text:a xlink:type="simple" xlink:href="#__RefHeading___Toc734_1061336504" text:style-name="Index_20_Link" text:visited-style-name="Index_20_Link">Benötigen Sie Hilfe?<text:tab/>4</text:a></text:p>
          <text:p text:style-name="P36"><text:a xlink:type="simple" xlink:href="#__RefHeading___Toc978_1474200080" text:style-name="Index_20_Link" text:visited-style-name="Index_20_Link">Abbildungsverzeichnis<text:tab/>4</text:a></text:p>
        </text:index-body>
      </text:table-of-content>
      <text:p text:style-name="P30"/>
      <text:h text:style-name="P45" text:outline-level="1"><text:bookmark-start text:name="__RefHeading___Toc467_918909501"/>Über dieses Dokument<text:bookmark-end text:name="__RefHeading___Toc467_918909501"/></text:h>
      <text:p text:style-name="P2">Dieses Dokument beschreibt die neuen Features in UliCMS <text:change text:change-id="ct110514512"/><text:change text:change-id="ct110514288"/><text:change-start text:change-id="ct110514736"/><text:span text:style-name="T3">2018.</text:span><text:change-end text:change-id="ct110514736"/><text:span text:style-name="T3">4.</text:span></text:p>
      <text:h text:style-name="P49"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6">unter einer BSD-Lizenz mit Advertising-Klausel lizenziert ist. </text:span></text:p>
      <text:p text:style-name="P91"><text:bookmark-start text:name="__RefHeading___Toc901_364092656"/>UliCMS ermöglicht die Erstellung und Verwaltung von kleinen und mittelgroßen Websites.<text:bookmark-end text:name="__RefHeading___Toc901_364092656"/></text:p>
      <text:h text:style-name="P5" text:outline-level="1"><text:bookmark-start text:name="__RefHeading___Toc3344_1558993862"/><text:change text:change-id="ct110515184"/>Zusammenfassung der Änderungen<text:bookmark-end text:name="__RefHeading___Toc3344_1558993862"/></text:h>
      <text:h text:style-name="P48" text:outline-level="2"><text:bookmark-start text:name="__RefHeading___Toc552_1489461170"/>Neue Features<text:bookmark-end text:name="__RefHeading___Toc552_1489461170"/><text:change-start text:change-id="ct110515408"/></text:h>
      <text:list xml:id="list3367699474" text:style-name="L7">
        <text:list-item>
          <text:p text:style-name="P82"><text:change-end text:change-id="ct110515408"/><text:span text:style-name="T11">CLI-Tools zur Verwaltung der Settings</text:span></text:p>
        </text:list-item>
        <text:list-item>
          <text:p text:style-name="P82"><text:span text:style-name="T30">C</text:span><text:span text:style-name="T11">LI-Tool zur Anwendung von Datenbank-Migrationen</text:span></text:p>
        </text:list-item>
        <text:list-item>
          <text:p text:style-name="P82"><text:span text:style-name="T11">Bei Nutzung von Google Fonts wird eine Datenschutz-Warnung angezeigt</text:span></text:p>
        </text:list-item>
        <text:list-item>
          <text:p text:style-name="P82"><text:span text:style-name="T30">D</text:span><text:span text:style-name="T11">as Ersetzen von Shortcodes kann für einzelne Seiten deaktiviert werden</text:span></text:p>
        </text:list-item>
        <text:list-item>
          <text:p text:style-name="P82"><text:span text:style-name="T11">Neues Logo</text:span></text:p>
        </text:list-item>
        <text:list-item>
          <text:p text:style-name="P82"><text:span text:style-name="T11">"Filter zurücksetzen" Button hinzugefügt</text:span></text:p>
        </text:list-item>
        <text:list-item>
          <text:p text:style-name="P82"><text:span text:style-name="T11">Sichere Redirects</text:span></text:p>
        </text:list-item>
        <text:list-item>
          <text:p text:style-name="P82"><text:span text:style-name="T11">Datenschutz-Einstellungen hinzugefügt</text:span></text:p>
        </text:list-item>
        <text:list-item>
          <text:p text:style-name="P82"><text:span text:style-name="T11">Strict Mode zum DBMigrator hinzugefügt</text:span></text:p>
        </text:list-item>
        <text:list-item>
          <text:p text:style-name="P82"><text:span text:style-name="T11">Performance der "Pakete" Seite im Backend verbessert</text:span></text:p>
        </text:list-item>
        <text:list-item>
          <text:p text:style-name="P82"><text:span text:style-name="T11">Neue Option "fix_log_permissions"</text:span><text:change-start text:change-id="ct110515632"/></text:p>
        </text:list-item>
        <text:list-item>
          <text:p text:style-name="P88"><text:change-end text:change-id="ct110515632"/>CKEditor 4 auf Version 4.9.2 aktualisiert</text:p>
        </text:list-item>
        <text:list-item>
          <text:p text:style-name="P88">CKEditor 4 Plugin "Form Field Label" integriert</text:p>
        </text:list-item>
        <text:list-item>
          <text:p text:style-name="P88">Einstellungen: E-Mail Modi sind nun aussagekräftiger beschriftet</text:p>
        </text:list-item>
        <text:list-item>
          <text:p text:style-name="P88">Einstellungen: Größenbeschränkung für Logo-Upload entfernt</text:p>
        </text:list-item>
        <text:list-item>
          <text:p text:style-name="P88">Performance-Optimierung der Datenbank durchgeführt</text:p>
        </text:list-item>
        <text:list-item>
          <text:h text:style-name="P88" text:outline-level="2">DBMigrator hat nun Support für Multi-Query</text:h>
        </text:list-item>
        <text:list-item>
          <text:h text:style-name="P88" text:outline-level="2">Mobile_Detect aktualisiert auf Version 2.8.32</text:h>
        </text:list-item>
        <text:list-item>
          <text:h text:style-name="P88" text:outline-level="2">Wenn kein Open Graph Bild festgelegt ist, aber ein Artikelbild vorhanden ist, wird dieses als Open Graph Bild eingebunden.</text:h>
        </text:list-item>
        <text:list-item>
          <text:h text:style-name="P88" text:outline-level="2">Option zum "Protokoll" in Datenschutz-Einstellungen verschoben</text:h>
        </text:list-item>
        <text:list-item>
          <text:h text:style-name="P88" text:outline-level="2">Neue Option "preload_all_settings"</text:h>
        </text:list-item>
        <text:list-item>
          <text:h text:style-name="P88" text:outline-level="2">Diverse Performance-Verbesserungen</text:h>
        </text:list-item>
        <text:list-item>
          <text:h text:style-name="P88" text:outline-level="2">Bei einer AccessDeniedException wird HTTP-Status 403 Forbidden statt 500 Internal Server Error <text:span text:style-name="T42">z</text:span>urück gegeben</text:h>
        </text:list-item>
        <text:list-item>
          <text:h text:style-name="P88" text:outline-level="2">Audit Log</text:h>
        </text:list-item>
      </text:list>
      <text:h text:style-name="P87" text:outline-level="2"/>
      <text:list xml:id="list93308810239759" text:continue-numbering="true" text:style-name="L7">
        <text:list-item>
          <text:h text:style-name="P97" text:outline-level="2">Es kann nun auf User-Ebene eingestellt werden, ob Positionen in Menüs angezeigt werden sollen</text:h>
        </text:list-item>
        <text:list-item>
          <text:h text:style-name="P88" text:outline-level="2">Neue Direktive "disable_functions" für Theme-Metadaten eingeführt</text:h>
        </text:list-item>
        <text:list-item>
          <text:h text:style-name="P88" text:outline-level="2">Seitenverwaltung: Filter können ein- und ausgeblendet werden</text:h>
        </text:list-item>
        <text:list-item>
          <text:h text:style-name="P88" text:outline-level="2">Bei JSTranslation kann nun der Name des Javascript-Objekts festgelegt werden</text:h>
        </text:list-item>
        <text:list-item>
          <text:h text:style-name="P90" text:outline-level="2">ModelBinder</text:h>
        </text:list-item>
        <text:list-item>
          <text:h text:style-name="P90" text:outline-level="2">Wrapper für Kommandozeilen-Scripts hinzugefügt "manage"</text:h>
        </text:list-item>
        <text:list-item>
          <text:h text:style-name="P90" text:outline-level="2">Neues CLI-Script "settings_list.php"</text:h>
        </text:list-item>
        <text:list-item>
          <text:h text:style-name="P90" text:outline-level="2">CLI-Befehl zum Anzeigen von Informationen über eine SimpleInstall v2 Paketdatei hinzugefügt:<text:line-break/><text:span text:style-name="T45">$ ./manage sinfo examine /path/to/package-1.0.sin</text:span></text:h>
        </text:list-item>
        <text:list-item>
          <text:h text:style-name="P90" text:outline-level="2">Pakete können nun eine bestimmte PHP-Version bei der Installation vorausetzen</text:h>
        </text:list-item>
        <text:list-item>
          <text:h text:style-name="P90" text:outline-level="2">Pakete können nun vorausetzen, dass bestimmte PHP-Erweiterungen installiert sein müssen</text:h>
        </text:list-item>
        <text:list-item>
          <text:h text:style-name="P90" text:outline-level="2">Pakete können nun eine bestimmte MySQL-Version bei der Installation vorausetzen</text:h>
        </text:list-item>
        <text:list-item>
          <text:h text:style-name="P90" text:outline-level="2">Slicknav Paket aktualisiert auf Version 1.0.10</text:h>
        </text:list-item>
        <text:list-item>
          <text:h text:style-name="P90" text:outline-level="2">oneclick_upgrade Paket aktualisiert auf Version 1.7</text:h>
        </text:list-item>
      </text:list>
      <text:h text:style-name="P50" text:outline-level="2"/>
      <text:h text:style-name="P19" text:outline-level="2"><text:change-start text:change-id="ct317404880"/>Neue API-Funktionen<text:change-end text:change-id="ct317404880"/></text:h>
      <text:list xml:id="list2934095063" text:style-name="L8">
        <text:list-item>
          <text:p text:style-name="P83"><text:span text:style-name="T11">Response::redirect($url = "http://www.ulicms.de", $status = 302)</text:span></text:p>
        </text:list-item>
        <text:list-item>
          <text:p text:style-name="P83"><text:span text:style-name="T11">Response::javascriptRedirect($url = "http://www.ulicms.de")</text:span></text:p>
        </text:list-item>
        <text:list-item>
          <text:p text:style-name="P83"><text:span text:style-name="T31">R</text:span><text:span text:style-name="T11">esponse::safeRedirect($url, $status = 302, $safeHosts = null)</text:span></text:p>
        </text:list-item>
        <text:list-item>
          <text:p text:style-name="P84"><text:span text:style-name="T11">Response::getStatusCodeByNumber($nr)</text:span></text:p>
        </text:list-item>
        <text:list-item>
          <text:p text:style-name="P84"><text:span text:style-name="T11">Response::sendStatusHeader($nr)</text:span></text:p>
        </text:list-item>
        <text:list-item>
          <text:p text:style-name="P83"><text:span text:style-name="T11">Neue Klasse PrivacyCheckbox zur Anzeige einer DSGVO Checkbox</text:span></text:p>
        </text:list-item>
        <text:list-item>
          <text:p text:style-name="P83"><text:span text:style-name="T11">UliCMS\HTML\text($str);</text:span></text:p>
        </text:list-item>
        <text:list-item>
          <text:p text:style-name="P83"><text:span text:style-name="T11">DBMigrator-&gt;enableStrictMode()</text:span></text:p>
        </text:list-item>
        <text:list-item>
          <text:p text:style-name="P85"><text:span text:style-name="T11">DBMigrator-&gt;disableStrictMode()</text:span></text:p>
        </text:list-item>
        <text:list-item>
          <text:p text:style-name="P85"><text:span text:style-name="T11">Database::multiQuery($sql, $replacePrefix = false)</text:span></text:p>
        </text:list-item>
        <text:list-item>
          <text:p text:style-name="P83"><text:span text:style-name="T11">SQLException</text:span></text:p>
        </text:list-item>
        <text:list-item>
          <text:p text:style-name="P83"><text:span text:style-name="T11">ExceptionResult($message, $status = 500)</text:span></text:p>
        </text:list-item>
        <text:list-item>
          <text:p text:style-name="P83"><text:span text:style-name="T11">UrlHelper::getUrlWithoutGetParameters($url)</text:span></text:p>
        </text:list-item>
        <text:list-item>
          <text:p text:style-name="P83"><text:span text:style-name="T11">myEach(&amp;$arr)</text:span></text:p>
        </text:list-item>
        <text:list-item>
          <text:p text:style-name="P83"><text:span text:style-name="T11">Javascript-Mechanismus um eine "Alle auswählen" Checkbox zu implementieren</text:span></text:p>
        </text:list-item>
        <text:list-item>
          <text:p text:style-name="P83"><text:span text:style-name="T11">do_event()</text:span></text:p>
        </text:list-item>
        <text:list-item>
          <text:p text:style-name="P83"><text:span text:style-name="T11">add_hook() ist nun deprecated</text:span></text:p>
        </text:list-item>
        <text:list-item>
          <text:p text:style-name="P83"><text:span text:style-name="T11">Der Konstruktur von JSTranslation nimmt nun ein Array als optionalen Parameter an </text:span></text:p>
        </text:list-item>
        <text:list-item>
          <text:p text:style-name="P83"><text:span text:style-name="T11">Template::renderPartial($template, $theme = null)</text:span></text:p>
        </text:list-item>
        <text:list-item>
          <text:p text:style-name="P83"><text:span text:style-name="T11">CustomFields::getAll($id = null)</text:span></text:p>
        </text:list-item>
        <text:list-item>
          <text:p text:style-name="P83"><text:span text:style-name="T11">remove_prefix($text, $prefix)</text:span></text:p>
        </text:list-item>
        <text:list-item>
          <text:p text:style-name="P83"><text:span text:style-name="T11">is_home()</text:span></text:p>
        </text:list-item>
        <text:list-item>
          <text:p text:style-name="P83"><text:span text:style-name="T11">var_dump_str()</text:span></text:p>
        </text:list-item>
        <text:list-item>
          <text:p text:style-name="P83"><text:span text:style-name="T11">is_numeric_array($var)</text:span></text:p>
        </text:list-item>
        <text:list-item>
          <text:p text:style-name="P92"><text:span text:style-name="T28">var_is_type($var, $type, $required = false)</text:span></text:p>
        </text:list-item>
      </text:list>
      <text:h text:style-name="P50" text:outline-level="2"/>
      <text:h text:style-name="P19" text:outline-level="2">Neue Filter</text:h>
      <text:list xml:id="list613865386" text:style-name="L12">
        <text:list-item>
          <text:p>font_sizes<text:change-start text:change-id="ct110515856"/></text:p>
        </text:list-item>
      </text:list>
      <text:h text:style-name="Heading_20_2" text:outline-level="2"><text:bookmark-start text:name="__RefHeading___Toc2397_1094775285"/>Neue <text:change-end text:change-id="ct110515856"/><text:span text:style-name="T43">Events</text:span><text:bookmark-end text:name="__RefHeading___Toc2397_1094775285"/></text:h>
      <text:list xml:id="list2971181336" text:style-name="L11">
        <text:list-item>
          <text:p text:style-name="P95"><text:span text:style-name="T26">backend_footer</text:span><text:change-start text:change-id="ct110516304"/></text:p>
        </text:list-item>
      </text:list>
      <text:h text:style-name="Heading_20_2" text:outline-level="2"><text:bookmark-start text:name="__RefHeading___Toc1889_2572858981"/><text:span text:style-name="T26">S</text:span><text:span text:style-name="T11">onstige Änderungen</text:span><text:change-end text:change-id="ct110516304"/><text:span text:style-name="T11"> </text:span><text:span text:style-name="T34">&amp; Verbesserungen</text:span><text:bookmark-end text:name="__RefHeading___Toc1889_2572858981"/></text:h>
      <text:list xml:id="list3279827992" text:style-name="L10">
        <text:list-item>
          <text:p text:style-name="P93"><text:span text:style-name="T28">Logdateien haben nun .log als Dateiendung</text:span></text:p>
        </text:list-item>
        <text:list-item>
          <text:p text:style-name="P93"><text:span text:style-name="T28">Keine Aufklapp-Animationen mehr, wenn man eine Seite zur Bearbeitung öffnet</text:span></text:p>
        </text:list-item>
        <text:list-item>
          <text:p text:style-name="P93"><text:span text:style-name="T28">Seitenverwaltung: Selten genutze Optionen im Tab "Sonstiges" zusammengefasst, Klonen-Funktion ist vorerst deaktiviert.</text:span></text:p>
        </text:list-item>
        <text:list-item>
          <text:p text:style-name="P93"><text:span text:style-name="T28">Seitenverwaltung: Weitere Usability Verbesserungen</text:span></text:p>
        </text:list-item>
        <text:list-item>
          <text:p text:style-name="P94"><text:span text:style-name="T28">JSON-Serialisierungen werden vom System nun mit JSON_PRETTY_PRINT generiert</text:span></text:p>
        </text:list-item>
      </text:list>
      <text:h text:style-name="P51" text:outline-level="2"><text:change-start text:change-id="ct110516528"/>Bugfixes<text:change-end text:change-id="ct110516528"/></text:h>
      <text:list xml:id="list3878763609" text:style-name="L9">
        <text:list-item>
          <text:p text:style-name="P86"><text:span text:style-name="T28">Wenn einer Gruppe mehrere Sprachen zugewiesen sind, werden die Seiten nun korrekt gefiltert</text:span></text:p>
        </text:list-item>
        <text:list-item>
          <text:p text:style-name="P86"><text:span text:style-name="T28">Wenn cron.php direkt aufgerufen wird, wird nun eine Sprachdatei geladen</text:span></text:p>
        </text:list-item>
        <text:list-item>
          <text:p text:style-name="P86"><text:span text:style-name="T28">Das Feld "Verschlüsselung" in den Einstellungen zum E-Mail Versand verliert nicht mehr seine Auswahl</text:span></text:p>
        </text:list-item>
        <text:list-item>
          <text:p text:style-name="P86"><text:span text:style-name="T28">Spamfilter: Auto-Completion für das Honeypot-Feld deaktiviert.</text:span></text:p>
        </text:list-item>
        <text:list-item>
          <text:p text:style-name="P86"><text:span text:style-name="T28">Typ des Felds in "url" geändert, damit mehr bösärtige Bots in die Falle tappen.</text:span></text:p>
        </text:list-item>
        <text:list-item>
          <text:p text:style-name="P86"><text:span text:style-name="T28">sql_log: bei Nutzung von Prepared Statements wird die query nicht mehr doppelt geloggt</text:span></text:p>
        </text:list-item>
        <text:list-item>
          <text:p text:style-name="P86"><text:span text:style-name="T28">Command Line Scripts funktionieren nun auch wenn die php executable unter einem anderen Pfad als /usr/bin/php liegt</text:span></text:p>
        </text:list-item>
        <text:list-item>
          <text:p text:style-name="P86"><text:span text:style-name="T28">title() und headline() kodieren HTML-Entites nicht mehr doppelt</text:span></text:p>
        </text:list-item>
        <text:list-item>
          <text:p text:style-name="P86"><text:span text:style-name="T28">Bei Dateiuploads per Drag and Drop werden nun keine Duplikate mehr erzeugt.</text:span></text:p>
        </text:list-item>
        <text:list-item>
          <text:p text:style-name="P86"><text:span text:style-name="T28">Deprecation Warning bei Upload einer Datei unter PHP 7.2 behoben</text:span></text:p>
        </text:list-item>
        <text:list-item>
          <text:p text:style-name="P86"><text:span text:style-name="T28">Das aufklappen von Feldern bei AUswahl eines Inhaltstyps funktioniert nun wieder</text:span></text:p>
        </text:list-item>
        <text:list-item>
          <text:p text:style-name="P86"><text:span text:style-name="T28">Einige potentielle Caching-Probleme durch Anhängen eines Timestamps behoben</text:span></text:p>
        </text:list-item>
        <text:list-item>
          <text:p text:style-name="P86"><text:span text:style-name="T28">Wenn ein Inhaltstyp vom Typ "Link" oder "Knotenpunkt" in einen anderen Typ geändert wird, wird nun das Menü korrekt aktualisiert</text:span></text:p>
        </text:list-item>
        <text:list-item>
          <text:p text:style-name="P86"><text:soft-page-break/><text:span text:style-name="T33">I</text:span><text:span text:style-name="T28">n CustomFields vom Typ Nummer können nun auch Kommazeilen eingegeben werden.</text:span></text:p>
        </text:list-item>
        <text:list-item>
          <text:p text:style-name="P86"><text:span text:style-name="T28">Überschriften in die erlaubten HTML-Tags aufgenommen</text:span></text:p>
        </text:list-item>
        <text:list-item>
          <text:p text:style-name="P86"><text:span text:style-name="T28">Potentielle Sicherheitslücke in file_get_contents_wrapper behoben</text:span></text:p>
        </text:list-item>
        <text:list-item>
          <text:p text:style-name="P86"><text:span text:style-name="T28">Speichern einer Liste schlug fehl (SQL-Fehler), wenn man bei "Eigenschaften der Liste" als Sprache "Alle" ausgewählt hat.</text:span></text:p>
        </text:list-item>
        <text:list-item>
          <text:p text:style-name="P86"><text:span text:style-name="T28">Erst CKEditor und dann die weiteren scripts einbinden, da es bei CodeMirror auf mobilen Geräten zu Konflikten mit dem CKEditor kam</text:span></text:p>
        </text:list-item>
        <text:list-item>
          <text:p text:style-name="P86"><text:span text:style-name="T28">Wenn man über PHPMailer eine Mail versendet und im Content-Type ein Charset angibt, wird die Mail nun nicht mehr als Plain Text Mail versandt</text:span></text:p>
        </text:list-item>
        <text:list-item>
          <text:p text:style-name="P86"><text:span text:style-name="T28">Fehler beim Ausführen der Migrations "Commands out of sync; you can't run this command now"</text:span></text:p>
        </text:list-item>
        <text:list-item>
          <text:p text:style-name="P96"><text:span text:style-name="T28">Versionsnummern von Themes werden nun wieder angezeigt</text:span></text:p>
        </text:list-item>
        <text:list-item>
          <text:p text:style-name="P96"><text:span text:style-name="T28">Einige Meldungen Confirm-Dialogen sind nun per Sprachdatei lokalisiert</text:span></text:p>
        </text:list-item>
        <text:list-item>
          <text:p text:style-name="P96"><text:span text:style-name="T28">Beim Generieren der SEO-URL aus dem Titel wird nun "/" durch Unterstrich ersetzt</text:span></text:p>
        </text:list-item>
      </text:list>
      <text:h text:style-name="Heading_20_3" text:outline-level="3"><text:span text:style-name="T28">S</text:span><text:span text:style-name="T11">icherheit</text:span></text:h>
      <text:list xml:id="list93310920312401" text:continue-numbering="true" text:style-name="L9">
        <text:list-item>
          <text:p text:style-name="P86"><text:span text:style-name="T28">XSS-</text:span><text:span text:style-name="T32">Sicherheitslücke </text:span><text:span text:style-name="T28"><text:s/>in "Übergeordnete Seite" behoben.</text:span></text:p>
        </text:list-item>
      </text:list>
      <text:h text:style-name="Heading_20_2" text:outline-level="2"><text:change-start text:change-id="ct110516752"/>Entfernte Features<text:change-end text:change-id="ct110516752"/></text:h>
      <text:list xml:id="list3299548592" text:style-name="L13">
        <text:list-item>
          <text:p text:style-name="P75">Option "HTML-Datei als Inhalt" entfernt<text:change-start text:change-id="ct110516976"/></text:p>
        </text:list-item>
      </text:list>
      <text:h text:style-name="P41" text:outline-level="1"><text:change-end text:change-id="ct110516976"/></text:h>
      <text:h text:style-name="P5" text:outline-level="1"><text:bookmark-start text:name="__RefHeading___Toc4661_3330299324"/><text:change-start text:change-id="ct110517200"/>Detailbeschreibung der neuen Features<text:bookmark-end text:name="__RefHeading___Toc4661_3330299324"/><text:change-end text:change-id="ct110517200"/></text:h>
      <text:p text:style-name="P4"><text:change text:change-id="ct109880416"/><text:change text:change-id="ct110517424"/>[...]<text:change-start text:change-id="ct109880192"/></text:p>
      <text:h text:style-name="P5" text:outline-level="1"><text:change-end text:change-id="ct109880192"/><text:change text:change-id="ct109879072"/><text:change text:change-id="ct109879296"/><text:change text:change-id="ct109879520"/><text:change text:change-id="ct109879744"/><text:change text:change-id="ct109879968"/><text:change-start text:change-id="ct109878848"/><text:span text:style-name="T39">D</text:span><text:change-end text:change-id="ct109878848"/>urchführung der Installation</text:h>
      <text:list xml:id="list383754010" text:style-name="L5">
        <text:list-item>
          <text:p text:style-name="P61"><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62">Wenn Sie UliCMS in de<text:span text:style-name="T37">m</text:span> Hauptordner hochgeladen haben, rufen Sie [www.ihredomain.de]/installer im Browser auf.</text:p>
        </text:list-item>
        <text:list-item>
          <text:p text:style-name="P62">Wenn Sie UliCMS in eine<text:span text:style-name="T37">m</text:span> Unterordner hochgeladen haben, rufen Sie [www.ihredomain.de]/[ihr-unterordner]/installer im Browser auf.<text:line-break/>Die eckigen Klammern sind Platzhalter.</text:p>
        </text:list-item>
        <text:list-item>
          <text:p text:style-name="P62">Folgen Sie den Anweisungen des Installationsassistenten.</text:p>
        </text:list-item>
        <text:list-item>
          <text:p text:style-name="P63"><text:bookmark-start text:name="__RefHeading__616_716240178"/>Löschen Sie nach erfolgreichen Abschluss der Installation den Ordner „installer“ vom Server.<text:bookmark-end text:name="__RefHeading__616_716240178"/><text:change-start text:change-id="ct109878624"/></text:p>
        </text:list-item>
      </text:list>
      <text:h text:style-name="Heading_20_1" text:outline-level="1"><text:bookmark-start text:name="__RefHeading___Toc6932_1558993862"/><text:change-end text:change-id="ct109878624"/><text:change text:change-id="ct109878400"/>Durchführung eines Upgrades<text:bookmark-end text:name="__RefHeading___Toc6932_1558993862"/></text:h>
      <text:p text:style-name="P29"><text:span text:style-name="T11">Ein Upgrade kann nur von UliCMS 201</text:span><text:span text:style-name="T29">8.x</text:span><text:span text:style-name="T11"> erfolgen. </text:span><text:span text:style-name="T25"><text:s/></text:span><text:span text:style-name="T29">Gehen Sie dazu bitte nach folgender Anleitung vor oder nutzen Sie oneclick_upgrade (</text:span><text:a xlink:type="simple" xlink:href="https://extend.ulicms.de/oneclick_upgrade.html" text:style-name="Internet_20_link" text:visited-style-name="Visited_20_Internet_20_Link"><text:span text:style-name="T29">https://extend.ulicms.de/oneclick_upgrade.html</text:span></text:a><text:span text:style-name="T29">).</text:span></text:p>
      <text:list xml:id="list2390313867" text:style-name="L6">
        <text:list-item>
          <text:p text:style-name="P64">Entpacken Sie das heruntergeladene Upgrade-Paket.</text:p>
        </text:list-item>
        <text:list-item>
          <text:p text:style-name="P6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93309941305152" text:continue-numbering="true" text:style-name="L6">
        <text:list-item>
          <text:p text:style-name="P68"><draw:frame draw:style-name="fr3"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09874368"/><text:change text:change-id="ct109874592"/><text:change text:change-id="ct109874816"/><text:change text:change-id="ct109875040"/><text:change text:change-id="ct109875264"/><text:change text:change-id="ct109875488"/><text:change text:change-id="ct109875712"/><text:change text:change-id="ct109875936"/><text:change text:change-id="ct109876160"/><text:change text:change-id="ct109876384"/><text:change text:change-id="ct109876608"/><text:change text:change-id="ct109876832"/><text:change text:change-id="ct109877056"/><text:s/>Abbildung <text:sequence text:ref-name="refIllustration17" text:name="Illustration" text:formula="ooow:Illustration+1" style:num-format="1">1</text:sequence>: Abbildung, setzen der Datei-Berechtigungen auf dem FTP-Server<text:line-break/></text:p></draw:text-box></draw:frame>Wenn Sie UliCMS in de<text:span text:style-name="T37">m</text:span> Hauptordner <text:span text:style-name="T37">installiert</text:span> haben, rufen Sie [www.ihredomain.de]/<text:span text:style-name="T37">update.php</text:span> im Browser auf.</text:p>
        </text:list-item>
        <text:list-item>
          <text:p text:style-name="P69">Wenn Sie UliCMS in einen Unterordner hochgeladen haben, rufen Sie [www.ihredomain.de]/[ihr-unterordner]/<text:span text:style-name="T37">update.php</text:span> im Browser auf.<text:line-break/>Die eckigen Klammern sind Platzhalter.<text:line-break/><text:span text:style-name="T37">Das update-Skript aktualisiert die Datenbank.</text:span></text:p>
        </text:list-item>
        <text:list-item>
          <text:p text:style-name="P70">Loggen Sie sich nun in das CMS ein, prüfen Sie, ob eine Paketquelle für diese Version von UliCMS ausgewählt ist.</text:p>
        </text:list-item>
        <text:list-item>
          <text:p text:style-name="P71">Falls Patches für UliCMS verfügbar sind, installieren Sie diese.</text:p>
        </text:list-item>
        <text:list-item>
          <text:p text:style-name="P72">Leeren Sie den Cache des CMS.</text:p>
        </text:list-item>
        <text:list-item>
          <text:p text:style-name="P73">Rufen Sie „Pakete“ auf, und merken Sie sich alle Pakete, deren Versionsnummer rot markiert ist. Installieren Sie die neuen Versionen dieser Pakete.</text:p>
        </text:list-item>
        <text:list-item>
          <text:p text:style-name="P73">Falls Probleme mit Modulen und Themes auftreten, die nicht aus der Paketquelle stammen, prüfen Sie, ob von diesen Paketen beim Hersteller eine neue Version verfügbar ist, und installieren Sie diese gegebenenfalls.</text:p>
        </text:list-item>
      </text:list>
      <text:h text:style-name="P44" text:outline-level="1"><text:bookmark-start text:name="__RefHeading___Toc734_1061336504"/>Benötigen Sie Hilfe?<text:bookmark-end text:name="__RefHeading___Toc734_1061336504"/></text:h>
      <text:p text:style-name="P32"><text:span text:style-name="T3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8">http://www.ulicms.de/kontakt.html</text:span></text:a><text:span text:style-name="T38"> oder auf Facebook </text:span><text:a xlink:type="simple" xlink:href="https://www.facebook.com/UliCMS9" text:style-name="Internet_20_link" text:visited-style-name="Visited_20_Internet_20_Link"><text:span text:style-name="T38">https://www.facebook.com/UliCMS9</text:span></text:a><text:span text:style-name="T3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text:s/>Abbildung 1: Abbildung, setzen der Datei-Berechtigungen auf dem FTP-Server<text:tab/>4</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5T09:33:08.608000148">0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14M39S</meta:editing-duration>
    <meta:editing-cycles>904</meta:editing-cycles>
    <meta:generator>LibreOffice/6.0.5.2$Windows_X86_64 LibreOffice_project/54c8cbb85f300ac59db32fe8a675ff7683cd5a16</meta:generator>
    <dc:date>2018-08-05T09:33:08.357000000</dc:date>
    <meta:document-statistic meta:table-count="0" meta:image-count="8" meta:object-count="0" meta:page-count="12" meta:paragraph-count="158" meta:word-count="1293" meta:character-count="9450" meta:non-whitespace-character-count="8414"/>
  </office:meta>
</office:document-meta>
</file>